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 Nazanin" svg:font-family="'B Nazanin'"/>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 style:family="paragraph" style:parent-style-name="Text_20_body">
      <style:paragraph-properties fo:margin-top="0in" fo:margin-bottom="0in" style:contextual-spacing="false" fo:line-height="138%" style:writing-mode="lr-tb"/>
    </style:style>
    <style:style style:name="P4" style:family="paragraph" style:parent-style-name="Text_20_body">
      <style:paragraph-properties fo:margin-top="0in" fo:margin-bottom="0in" style:contextual-spacing="false" fo:line-height="138%" fo:break-before="page" style:writing-mode="lr-tb"/>
    </style:style>
    <style:style style:name="P5" style:family="paragraph" style:parent-style-name="Text_20_body">
      <style:paragraph-properties fo:margin-top="0in" fo:margin-bottom="0in" style:contextual-spacing="false" fo:line-height="138%" fo:break-before="page" style:writing-mode="lr-tb"/>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style:style>
    <style:style style:name="P7" style:family="paragraph" style:parent-style-name="Text_20_body">
      <style:paragraph-properties fo:margin-left="0in" fo:margin-right="0in" fo:margin-top="0in" fo:margin-bottom="0in" style:contextual-spacing="false" fo:line-height="138%" fo:text-indent="0.5in" style:auto-text-indent="false" style:writing-mode="lr-tb"/>
    </style:style>
    <style:style style:name="T1" style:family="text">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style:font-name="Times New Roman1" fo:font-size="11pt" fo:font-style="normal" fo:font-weight="normal"/>
    </style:style>
    <style:style style:name="T4" style:family="text">
      <style:text-properties fo:background-color="transparent" loext:char-shading-value="0"/>
    </style:style>
    <style:style style:name="fr1"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2170996-7fff-8b0c-11c2-e89711f5ea7e"/>1.</text:p>
      <text:p text:style-name="Text_20_body"><text:line-break/><text:span text:style-name="T1">(a)</text:span><draw:frame draw:style-name="fr1" draw:name="Object1" text:anchor-type="as-char" svg:y="-0.152in" svg:width="2.228in" svg:height="0.2134in" draw:z-index="0"><draw:object xlink:href="./Object 1" xlink:type="simple" xlink:show="embed" xlink:actuate="onLoad"/><draw:image xlink:href="./ObjectReplacements/Object 1" xlink:type="simple" xlink:show="embed" xlink:actuate="onLoad"/></draw:frame></text:p>
      <text:p text:style-name="Text_20_body"><text:span text:style-name="T1"/></text:p>
      <text:p text:style-name="Text_20_body"><text:span text:style-name="T1"/></text:p>
      <text:p text:style-name="P4"><text:bookmark text:name="docs-internal-guid-a986a491-7fff-fe65-e47b-01df45f839cc"/><text:span text:style-name="T1">(b) q = log(M[ka + kb]) (M is a big constant)</text:span></text:p>
      <text:p text:style-name="P3"><text:span text:style-name="T2">→ </text:span><text:span text:style-name="T1">c ≃ [exp(log(M.||ka||2)).va</text:span><text:span text:style-name="T2"> </text:span><text:span text:style-name="T1">+ exp(log(M.||kb||2)).vb] / [exp(log(M.||ka||2)) + exp(log(M.||kb||2))] </text:span></text:p>
      <text:p text:style-name="P7"><text:span text:style-name="T1">= (Mva</text:span><text:span text:style-name="T2"> </text:span><text:span text:style-name="T1">+ Mvb) / (2M) </text:span></text:p>
      <text:p text:style-name="Text_20_body"><text:span text:style-name="T1">= ½ (va+vb)</text:span></text:p>
      <text:p text:style-name="Text_20_body"><text:span text:style-name="T1"/></text:p>
      <text:p text:style-name="Text_20_body"><text:span text:style-name="T1"><draw:frame draw:style-name="fr1" draw:name="Object2" text:anchor-type="as-char" svg:y="-0.4929in" svg:width="2.7189in" svg:height="0.9398in" draw:z-index="1"><draw:object xlink:href="./Object 2" xlink:type="simple" xlink:show="embed" xlink:actuate="onLoad"/><draw:image xlink:href="./ObjectReplacements/Object 2" xlink:type="simple" xlink:show="embed" xlink:actuate="onLoad"/></draw:frame></text:span></text:p>
      <text:p text:style-name="Text_20_body"><text:span text:style-name="T1"/></text:p>
      <text:p text:style-name="Text_20_body"><text:span text:style-name="T1"/></text:p>
      <text:p text:style-name="P5"><text:bookmark text:name="docs-internal-guid-c441cc4b-7fff-17f1-bf3c-585844c53bf7"/>(c) i. </text:p>
      <text:p text:style-name="P1">I don’t know if there is a formal proof for the below statements but intuitively they can easily be concluded.</text:p>
      <text:p text:style-name="Text_20_body"/>
      <text:list xml:id="list1803616679" text:style-name="L1">
        <text:list-item>
          <text:p text:style-name="P6"><text:span text:style-name="T4">If matrices A and B are both from a normal distributions with the mean µ and Σi = αI (like mentioned in the question) then their dot product will approximately equal to ||µ||2. (Because A and B roughly point to the same direction and they have roughly the same norm.)</text:span></text:p>
        </text:list-item>
        <text:list-item>
          <text:p text:style-name="P6"><text:span text:style-name="T4">If matrices A and B are from two normal distributions with the means µ1 and µ2 and µ1 ⊥ µ2 and Σi = αI for both (like mentioned in the question) then their dot product will approximately equal to 0. (Because A and B roughly point to the same direction as µ1 and µ2 hence A is roughly perpendicular to B)</text:span></text:p>
        </text:list-item>
      </text:list>
      <text:p text:style-name="Text_20_body"/>
      <text:p text:style-name="P3"><text:span text:style-name="T1">q = log(M[µa</text:span><text:span text:style-name="T2"> </text:span><text:span text:style-name="T1">+ µb]) (M is a big constant)</text:span></text:p>
      <text:p text:style-name="P2">→ <text:span text:style-name="T3">c </text:span></text:p>
      <text:p text:style-name="P3"><text:span text:style-name="T1">= [exp(log(M(kaT.µa</text:span><text:span text:style-name="T2"> </text:span><text:span text:style-name="T1">+ kaT.µb)).va</text:span><text:span text:style-name="T2"> </text:span><text:span text:style-name="T1">+ exp(log(M(kbT.µa</text:span><text:span text:style-name="T2"> </text:span><text:span text:style-name="T1">+ kbT.µb))).vb</text:span><text:span text:style-name="T2"> </text:span><text:span text:style-name="T1">+ … + exp(log(M(kiT.µa</text:span><text:span text:style-name="T2"> </text:span><text:span text:style-name="T1">+ kiT.µb))).vi</text:span><text:span text:style-name="T2"> </text:span><text:span text:style-name="T1">+ … ] / [sum(…)] </text:span></text:p>
      <text:p text:style-name="P3"><text:span text:style-name="T2">≃ </text:span><text:span text:style-name="T1">[exp(log(M.||µa||2)).va</text:span><text:span text:style-name="T2"> </text:span><text:span text:style-name="T1">+ exp(log(M.||µb||2)).vb] / [exp(log(M.||µa||2)) + exp(log(M.||µb||2))] </text:span></text:p>
      <text:p text:style-name="P3"><text:span text:style-name="T1">= (Mva</text:span><text:span text:style-name="T2"> </text:span><text:span text:style-name="T1">+ Mvb) / (2M)</text:span></text:p>
      <text:p text:style-name="P3"><text:span text:style-name="T1">= ½ (va+vb)</text:span></text:p>
      <text:p text:style-name="Text_20_body"/>
      <text:p text:style-name="P3"><text:span text:style-name="T1">The terms “kiT.µa</text:span><text:span text:style-name="T2">”</text:span><text:span text:style-name="T1">, “kiT.µb</text:span><text:span text:style-name="T2">” </text:span><text:span text:style-name="T1">and hence  “exp(log(M)(kiT.µa</text:span><text:span text:style-name="T2"> </text:span><text:span text:style-name="T1">+ kiT.µb)).vi</text:span><text:span text:style-name="T2">” </text:span><text:span text:style-name="T1">are approximately zero according to the above statements.</text:span></text:p>
      <text:p text:style-name="Text_20_body"/>
      <text:p text:style-name="P3"><text:span text:style-name="T1">ii. In this case the term “kaT.µa</text:span><text:span text:style-name="T2">” </text:span><text:span text:style-name="T1">will vary roughly between 1/2 and 3/2. Thus, c will have a value between (va+2vb)/3 and (3va+vb)/5. In the first extreme case c will lean towards vb</text:span><text:span text:style-name="T2"> </text:span><text:span text:style-name="T1">and in the second case it will lean towards va. This phenomenon shows inconsistency between different samplings of ki.</text:span></text:p>
      <text:p text:style-name="Text_20_body"><text:span text:style-name="T1"/></text:p>
      <text:p text:style-name="Text_20_body"><text:span text:style-name="T1"/></text:p>
      <text:p text:style-name="Text_20_body"><text:span text:style-name="T1"/></text:p>
      <text:p text:style-name="P4"><text:bookmark text:name="docs-internal-guid-16e4ae33-7fff-58a1-8b90-6c90e5b1e10b"/><text:span text:style-name="T1">(d) i. q1 = log(Mµa), q2 = log(Mµb)</text:span></text:p>
      <text:p text:style-name="Text_20_body"/>
      <text:p text:style-name="P3"><text:span text:style-name="T1">c1</text:span><text:span text:style-name="T2"> </text:span><text:span text:style-name="T1">= [exp(log(MkaT.µa).va</text:span><text:span text:style-name="T2"> </text:span><text:span text:style-name="T1">+ exp(log(MkbT.µa).vb</text:span><text:span text:style-name="T2"> </text:span><text:span text:style-name="T1">+ … + exp(log(MkiT.µa)).vi</text:span><text:span text:style-name="T2"> </text:span><text:span text:style-name="T1">+ … ] / [sum(...)] </text:span></text:p>
      <text:p text:style-name="P3"><text:span text:style-name="T2">≃ </text:span><text:span text:style-name="T1">[exp(log(M.||µa||2)).va] / [exp(log(M.||µa||2))] </text:span></text:p>
      <text:p text:style-name="P3"><text:span text:style-name="T1">= (Mva) / (M)</text:span></text:p>
      <text:p text:style-name="P3"><text:span text:style-name="T1">= va</text:span></text:p>
      <text:p text:style-name="Text_20_body"/>
      <text:p text:style-name="P3"><text:span text:style-name="T1">c2</text:span><text:span text:style-name="T2"> </text:span><text:span text:style-name="T1">= [exp(log(MkaT.µb).va</text:span><text:span text:style-name="T2"> </text:span><text:span text:style-name="T1">+ exp(log(MkbT.µb).vb</text:span><text:span text:style-name="T2"> </text:span><text:span text:style-name="T1">+ … + exp(log(MkiT.µb)).vi</text:span><text:span text:style-name="T2"> </text:span><text:span text:style-name="T1">+ … ] / [sum(...)] </text:span></text:p>
      <text:p text:style-name="P3"><text:span text:style-name="T2">≃ </text:span><text:span text:style-name="T1">[exp(log(M.||µb||2)).vb] / [exp(log(M.||µb||2))] </text:span></text:p>
      <text:p text:style-name="P3"><text:span text:style-name="T1">= (Mvb) / (M)</text:span></text:p>
      <text:p text:style-name="P3"><text:span text:style-name="T1">= vb</text:span></text:p>
      <text:p text:style-name="Text_20_body"/>
      <text:p text:style-name="P3"><text:span text:style-name="T1">c = ½(c1+c2) = ½(va+vb)</text:span></text:p>
      <text:p text:style-name="Text_20_body"/>
      <text:p text:style-name="P3"><text:span text:style-name="T1">ii. In this case always c1</text:span><text:span text:style-name="T2"> </text:span><text:span text:style-name="T1">equals to va</text:span><text:span text:style-name="T2"> </text:span><text:span text:style-name="T1">approximately and c2</text:span><text:span text:style-name="T2"> </text:span><text:span text:style-name="T1">approximately equals to vb</text:span><text:span text:style-name="T2"> </text:span><text:span text:style-name="T1">because all other terms are approximately zero and the remaining coefficients in the numerator and denominator cancel out. In other words, variance in the magnitude of ka, unlike part (c), does not have much effect.</text:span></text:p>
      <text:p text:style-name="Text_20_body"><text:line-break/></text:p>
      <text:p text:style-name="Text_20_body"><text:span text:style-name="T1"/></text:p>
      <text:p text:style-name="Text_20_body"><text:span text:style-name="T1"/></text:p>
      <text:p text:style-name="Text_20_body"><text:span text:style-name="T1"/></text:p>
      <text:p text:style-name="P4"><text:bookmark text:name="docs-internal-guid-136cf1e6-7fff-8f58-5fc0-1b2b8b241d42"/><text:span text:style-name="T1">(e) i. q2 = ua</text:span></text:p>
      <text:p text:style-name="P3"><text:span text:style-name="T1">c2</text:span><text:span text:style-name="T2"> </text:span><text:span text:style-name="T1">= [exp(k1Tq2)v1</text:span><text:span text:style-name="T2"> </text:span><text:span text:style-name="T1">+ exp(k2Tq2)v2</text:span><text:span text:style-name="T2"> </text:span><text:span text:style-name="T1">+ exp(k3Tq2)v3] / [exp(k1Tq2) + exp(k2Tq2) + exp(k3Tq2)]</text:span></text:p>
      <text:p text:style-name="P3"><text:span text:style-name="T1">= [v1</text:span><text:span text:style-name="T2"> </text:span><text:span text:style-name="T1">+ exp(||ua||2)v2</text:span><text:span text:style-name="T2"> </text:span><text:span text:style-name="T1">+ v3] / [2 + exp(||ua||2)]</text:span></text:p>
      <text:p text:style-name="P3"><text:span text:style-name="T2">≃ </text:span><text:span text:style-name="T1">v2</text:span><text:span text:style-name="T2"> </text:span></text:p>
      <text:p text:style-name="P3"><text:span text:style-name="T1">= ua</text:span></text:p>
      <text:p text:style-name="Text_20_body"/>
      <text:p text:style-name="P3"><text:span text:style-name="T1">No, because x1</text:span><text:span text:style-name="T2"> </text:span><text:span text:style-name="T1">and x3</text:span><text:span text:style-name="T2"> </text:span><text:span text:style-name="T1">have the terms ud</text:span><text:span text:style-name="T2"> </text:span><text:span text:style-name="T1">or uc</text:span><text:span text:style-name="T2"> </text:span><text:span text:style-name="T1">and hence the softmax of k1Tq2</text:span><text:span text:style-name="T2"> </text:span><text:span text:style-name="T1">or k3Tq2</text:span><text:span text:style-name="T2"> </text:span><text:span text:style-name="T1">will not be near zero.</text:span></text:p>
      <text:p text:style-name="Text_20_body"/>
      <text:p text:style-name="P1">ii. </text:p>
      <text:p text:style-name="Text_20_body"><text:span text:style-name="T1"/></text:p>
      <text:p text:style-name="Text_20_body"><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 Nazanin" svg:font-family="'B Nazanin'"/>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B Nazanin"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B Nazanin"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B Nazanin" style:font-family-complex="'B Nazanin'"/>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B Nazanin" style:font-family-complex="'B Nazani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B Nazanin" style:font-family-complex="'B Nazan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3T12:30:22.315761699</meta:creation-date>
    <dc:date>2021-06-13T12:51:29.863336769</dc:date>
    <meta:editing-duration>PT21M4S</meta:editing-duration>
    <meta:editing-cycles>9</meta:editing-cycles>
    <meta:generator>LibreOffice/7.1.4.2$Linux_X86_64 LibreOffice_project/10$Build-2</meta:generator>
    <meta:document-statistic meta:table-count="0" meta:image-count="0" meta:object-count="2" meta:page-count="5" meta:paragraph-count="38" meta:word-count="456" meta:character-count="2564" meta:non-whitespace-character-count="2133"/>
  </office:meta>
</office:document-meta>
</file>

<file path=Object 1/content.xml><?xml version="1.0" encoding="utf-8"?>
<math xmlns="http://www.w3.org/1998/Math/MathML" display="block">
  <semantics>
    <mrow>
      <mi mathvariant="italic">If</mi>
      <mrow>
        <mi>q</mi>
        <mo stretchy="false">=</mo>
        <mrow>
          <msub>
            <mi>k</mi>
            <mi>j</mi>
          </msub>
          <mo stretchy="false">∧</mo>
          <mi>q</mi>
        </mrow>
        <mo stretchy="false">⊥</mo>
        <msub>
          <mi>k</mi>
          <mi>i</mi>
        </msub>
      </mrow>
      <mrow>
        <mo fence="true" form="prefix" stretchy="false">(</mo>
        <mrow>
          <mrow>
            <mi>i</mi>
            <mo stretchy="false">≠</mo>
            <mi>j</mi>
          </mrow>
        </mrow>
        <mo fence="true" form="postfix" stretchy="false">)</mo>
      </mrow>
      <mi mathvariant="italic">then</mi>
      <mrow>
        <mi>c</mi>
        <mo stretchy="false">≈</mo>
        <msub>
          <mi>v</mi>
          <mi>j</mi>
        </msub>
      </mrow>
      <mi>.</mi>
    </mrow>
    <annotation encoding="StarMath 5.0">If q = k_j and q ortho k_i ( i &lt;&gt; j ) then c approx v_j.</annotation>
  </semantics>
</math>
</file>

<file path=Object 2/content.xml><?xml version="1.0" encoding="utf-8"?>
<math xmlns="http://www.w3.org/1998/Math/MathML" display="block">
  <semantics>
    <mtable>
      <mtr>
        <mtd>
          <mrow>
            <mrow>
              <mi>q</mi>
              <mo stretchy="false">=</mo>
              <mi>log</mi>
            </mrow>
            <mrow>
              <mo fence="true" form="prefix" stretchy="false">(</mo>
              <mrow>
                <mrow>
                  <mi>M</mi>
                  <mrow>
                    <mo fence="true" form="prefix" stretchy="false">[</mo>
                    <mrow>
                      <mrow>
                        <msub>
                          <mi>k</mi>
                          <mi>a</mi>
                        </msub>
                        <mo stretchy="false">+</mo>
                        <msub>
                          <mi>k</mi>
                          <mi>b</mi>
                        </msub>
                      </mrow>
                    </mrow>
                    <mo fence="true" form="postfix" stretchy="false">]</mo>
                  </mrow>
                </mrow>
              </mrow>
              <mo fence="true" form="postfix" stretchy="false">)</mo>
            </mrow>
            <mrow>
              <mo fence="true" form="prefix" stretchy="false">(</mo>
              <mrow>
                <mrow>
                  <mi>M</mi>
                  <mi mathvariant="italic">is</mi>
                  <mi>a</mi>
                  <mi mathvariant="italic">big</mi>
                  <mi mathvariant="italic">constant</mi>
                </mrow>
              </mrow>
              <mo fence="true" form="postfix" stretchy="false">)</mo>
            </mrow>
          </mrow>
        </mtd>
      </mtr>
      <mtr>
        <mtd>
          <mrow>
            <mo stretchy="false">→</mo>
            <mrow>
              <mi>c</mi>
              <mo stretchy="false">≈</mo>
              <mfrac>
                <mrow>
                  <msub>
                    <mi>v</mi>
                    <mi>a</mi>
                  </msub>
                  <mrow>
                    <msup>
                      <mi>e</mi>
                      <mrow>
                        <mi>log</mi>
                        <mrow>
                          <mo fence="true" form="prefix" stretchy="false">(</mo>
                          <mrow>
                            <mrow>
                              <mi>M</mi>
                              <msup>
                                <mrow>
                                  <mo fence="true" form="prefix" stretchy="true">|</mo>
                                  <mrow>
                                    <mrow>
                                      <mo fence="true" form="prefix" stretchy="true">|</mo>
                                      <mrow>
                                        <msub>
                                          <mi>k</mi>
                                          <mi>a</mi>
                                        </msub>
                                      </mrow>
                                      <mo fence="true" form="postfix" stretchy="true">|</mo>
                                    </mrow>
                                  </mrow>
                                  <mo fence="true" form="postfix" stretchy="true">|</mo>
                                </mrow>
                                <mn>2</mn>
                              </msup>
                            </mrow>
                          </mrow>
                          <mo fence="true" form="postfix" stretchy="false">)</mo>
                        </mrow>
                      </mrow>
                    </msup>
                    <mo stretchy="false">+</mo>
                    <msub>
                      <mi>v</mi>
                      <mi>b</mi>
                    </msub>
                  </mrow>
                  <msup>
                    <mi>e</mi>
                    <mrow>
                      <mi>log</mi>
                      <mrow>
                        <mo fence="true" form="prefix" stretchy="false">(</mo>
                        <mrow>
                          <mrow>
                            <mi>M</mi>
                            <msup>
                              <mrow>
                                <mo fence="true" form="prefix" stretchy="true">|</mo>
                                <mrow>
                                  <mrow>
                                    <mo fence="true" form="prefix" stretchy="true">|</mo>
                                    <mrow>
                                      <msub>
                                        <mi>k</mi>
                                        <mi>b</mi>
                                      </msub>
                                    </mrow>
                                    <mo fence="true" form="postfix" stretchy="true">|</mo>
                                  </mrow>
                                </mrow>
                                <mo fence="true" form="postfix" stretchy="true">|</mo>
                              </mrow>
                              <mn>2</mn>
                            </msup>
                          </mrow>
                        </mrow>
                        <mo fence="true" form="postfix" stretchy="false">)</mo>
                      </mrow>
                    </mrow>
                  </msup>
                </mrow>
                <mrow>
                  <msup>
                    <mi>e</mi>
                    <mrow>
                      <mi>log</mi>
                      <mrow>
                        <mo fence="true" form="prefix" stretchy="false">(</mo>
                        <mrow>
                          <mrow>
                            <mi>M</mi>
                            <msup>
                              <mrow>
                                <mo fence="true" form="prefix" stretchy="true">|</mo>
                                <mrow>
                                  <mrow>
                                    <mo fence="true" form="prefix" stretchy="true">|</mo>
                                    <mrow>
                                      <msub>
                                        <mi>k</mi>
                                        <mi>a</mi>
                                      </msub>
                                    </mrow>
                                    <mo fence="true" form="postfix" stretchy="true">|</mo>
                                  </mrow>
                                </mrow>
                                <mo fence="true" form="postfix" stretchy="true">|</mo>
                              </mrow>
                              <mn>2</mn>
                            </msup>
                          </mrow>
                        </mrow>
                        <mo fence="true" form="postfix" stretchy="false">)</mo>
                      </mrow>
                    </mrow>
                  </msup>
                  <mo stretchy="false">+</mo>
                  <msup>
                    <mi>e</mi>
                    <mrow>
                      <mi>log</mi>
                      <mrow>
                        <mo fence="true" form="prefix" stretchy="false">(</mo>
                        <mrow>
                          <mrow>
                            <mi>M</mi>
                            <msup>
                              <mrow>
                                <mo fence="true" form="prefix" stretchy="true">|</mo>
                                <mrow>
                                  <mrow>
                                    <mo fence="true" form="prefix" stretchy="true">|</mo>
                                    <mrow>
                                      <msub>
                                        <mi>k</mi>
                                        <mi>b</mi>
                                      </msub>
                                    </mrow>
                                    <mo fence="true" form="postfix" stretchy="true">|</mo>
                                  </mrow>
                                </mrow>
                                <mo fence="true" form="postfix" stretchy="true">|</mo>
                              </mrow>
                              <mn>2</mn>
                            </msup>
                          </mrow>
                        </mrow>
                        <mo fence="true" form="postfix" stretchy="false">)</mo>
                      </mrow>
                    </mrow>
                  </msup>
                </mrow>
              </mfrac>
            </mrow>
          </mrow>
        </mtd>
      </mtr>
      <mtr>
        <mtd>
          <mrow>
            <mrow/>
            <mrow>
              <mrow>
                <mrow>
                  <mo fence="true" form="prefix" stretchy="false">(</mo>
                  <mrow>
                    <mrow>
                      <mi mathvariant="italic">Mva</mi>
                      <mo stretchy="false">+</mo>
                      <mi mathvariant="italic">Mvb</mi>
                    </mrow>
                  </mrow>
                  <mo fence="true" form="postfix" stretchy="false">)</mo>
                </mrow>
                <mo stretchy="false">/</mo>
                <mrow>
                  <mo fence="true" form="prefix" stretchy="false">(</mo>
                  <mrow>
                    <mrow>
                      <mn>2</mn>
                      <mi>M</mi>
                    </mrow>
                  </mrow>
                  <mo fence="true" form="postfix" stretchy="false">)</mo>
                </mrow>
              </mrow>
              <mo stretchy="false">=</mo>
              <mn>½</mn>
            </mrow>
            <mrow>
              <mo fence="true" form="prefix" stretchy="false">(</mo>
              <mrow>
                <mrow>
                  <mi mathvariant="italic">va</mi>
                  <mo stretchy="false">+</mo>
                  <mi mathvariant="italic">vb</mi>
                </mrow>
              </mrow>
              <mo fence="true" form="postfix" stretchy="false">)</mo>
            </mrow>
          </mrow>
        </mtd>
      </mtr>
    </mtable>
    <annotation encoding="StarMath 5.0">q = log(M[k_a + k_b]) (M is a big constant)
newline
toward c approx { v_a e^{log(M {abs{abs{k_a}}}^2)} + v_b e^{log(M {abs{abs{k_b}}} ^ 2)} } over { e^{log(M {abs{abs{k_a}}}^2)} + e^{log(M {abs{abs{k_b}}}^2)} }
newline
= (Mva + Mvb) / (2M) 
= ½ (va+vb)</annotation>
  </semantics>
</math>
</file>